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7"/>
    <style:style style:name="P6" style:family="paragraph" style:parent-style-name="Text_20_body" style:list-style-name="L9"/>
    <style:style style:name="P7" style:family="paragraph" style:parent-style-name="Text_20_body" style:list-style-name="L11"/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Preformatted_20_Text" style:list-style-name="L4"/>
    <style:style style:name="P11" style:family="paragraph" style:parent-style-name="Preformatted_20_Text" style:list-style-name="L6"/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 style:list-style-name="L3">
      <style:paragraph-properties fo:margin-top="0in" fo:margin-bottom="0.1965in" loext:contextual-spacing="false"/>
    </style:style>
    <style:style style:name="P14" style:family="paragraph" style:parent-style-name="Preformatted_20_Text" style:list-style-name="L8">
      <style:paragraph-properties fo:margin-top="0in" fo:margin-bottom="0.1965in" loext:contextual-spacing="false"/>
    </style:style>
    <style:style style:name="P15" style:family="paragraph" style:parent-style-name="Preformatted_20_Text" style:list-style-name="L10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C Milestone 1: Asset Monitoring Dashboard</text:h>
      <text:h text:style-name="Heading_20_2" text:outline-level="2">Overview</text:h>
      <text:p text:style-name="Text_20_body">This is a proof-of-concept application for an Asset Monitoring Dashboard. The application simulates the monitoring of an asset's state (Normal or Anomaly) and displays the updates in real-time on a web dashboard. The backend is powered by Flask, and the frontend uses basic HTML and JavaScript.</text:p>
      <text:h text:style-name="Heading_20_2" text:outline-level="2">Folder Structure</text:h>
      <text:p text:style-name="P12">scss</text:p>
      <text:p text:style-name="Preformatted_20_Text"><text:span text:style-name="Source_20_Text">NHproj_1/</text:span></text:p>
      <text:p text:style-name="Preformatted_20_Text"><text:span text:style-name="Source_20_Text">├── myenv/</text:span></text:p>
      <text:p text:style-name="Preformatted_20_Text"><text:span text:style-name="Source_20_Text">├── static/</text:span></text:p>
      <text:p text:style-name="Preformatted_20_Text"><text:span text:style-name="Source_20_Text">│ <text:s text:c="2"/>├── icon.png</text:span></text:p>
      <text:p text:style-name="Preformatted_20_Text"><text:span text:style-name="Source_20_Text">│ <text:s text:c="2"/>└── styles.css</text:span></text:p>
      <text:p text:style-name="Preformatted_20_Text"><text:span text:style-name="Source_20_Text">├── templates/</text:span></text:p>
      <text:p text:style-name="Preformatted_20_Text"><text:span text:style-name="Source_20_Text">│ <text:s text:c="2"/>├── dashboard.html</text:span></text:p>
      <text:p text:style-name="Preformatted_20_Text"><text:span text:style-name="Source_20_Text">│ <text:s text:c="2"/>├── index.html</text:span></text:p>
      <text:p text:style-name="Preformatted_20_Text"><text:span text:style-name="Source_20_Text">│ <text:s text:c="2"/>└── login.html</text:span></text:p>
      <text:p text:style-name="Preformatted_20_Text"><text:span text:style-name="Source_20_Text">├── README.md</text:span></text:p>
      <text:p text:style-name="Preformatted_20_Text"><text:span text:style-name="Source_20_Text">├── server.py</text:span></text:p>
      <text:p text:style-name="P12"><text:span text:style-name="Source_20_Text">└── app.js</text:span></text:p>
      <text:list xml:id="list928114881" text:style-name="L1">
        <text:list-item>
          <text:p text:style-name="P8"><text:span text:style-name="Source_20_Text">myenv/</text:span>: Contains the Python virtual environment.</text:p>
        </text:list-item>
        <text:list-item>
          <text:p text:style-name="P8"><text:span text:style-name="Source_20_Text">static/</text:span>: Static files like images and CSS.</text:p>
          <text:list>
            <text:list-item>
              <text:p text:style-name="P8"><text:span text:style-name="Source_20_Text">icon.png</text:span>: The logo icon.</text:p>
            </text:list-item>
            <text:list-item>
              <text:p text:style-name="P8"><text:span text:style-name="Source_20_Text">styles.css</text:span>: CSS styles for the application.</text:p>
            </text:list-item>
          </text:list>
        </text:list-item>
        <text:list-item>
          <text:p text:style-name="P8"><text:span text:style-name="Source_20_Text">templates/</text:span>: HTML templates for Flask.</text:p>
          <text:list>
            <text:list-item>
              <text:p text:style-name="P8"><text:span text:style-name="Source_20_Text">dashboard.html</text:span>: Dashboard view.</text:p>
            </text:list-item>
            <text:list-item>
              <text:p text:style-name="P8"><text:span text:style-name="Source_20_Text">index.html</text:span>: Placeholder landing page.</text:p>
            </text:list-item>
            <text:list-item>
              <text:p text:style-name="P8"><text:span text:style-name="Source_20_Text">login.html</text:span>: Login form.</text:p>
            </text:list-item>
          </text:list>
        </text:list-item>
        <text:list-item>
          <text:p text:style-name="P8"><text:span text:style-name="Source_20_Text">README.md</text:span>: This file.</text:p>
        </text:list-item>
        <text:list-item>
          <text:p text:style-name="P8"><text:span text:style-name="Source_20_Text">server.py</text:span>: Flask application file.</text:p>
        </text:list-item>
        <text:list-item>
          <text:p text:style-name="P1"><text:span text:style-name="Source_20_Text">app.js</text:span>: Frontend JavaScript code.</text:p>
        </text:list-item>
      </text:list>
      <text:h text:style-name="Heading_20_2" text:outline-level="2">Setting Up and Running the Code on Ubuntu</text:h>
      <text:h text:style-name="Heading_20_3" text:outline-level="3">Prerequisites</text:h>
      <text:list xml:id="list56514016" text:style-name="L2">
        <text:list-item>
          <text:p text:style-name="P9">Make sure Python3.x is installed</text:p>
        </text:list-item>
        <text:list-item>
          <text:p text:style-name="P2">Internet connection (for installing packages)</text:p>
        </text:list-item>
      </text:list>
      <text:h text:style-name="Heading_20_3" text:outline-level="3"><text:soft-page-break/>Step-by-Step Guide</text:h>
      <text:list xml:id="list515771810" text:style-name="L3">
        <text:list-item>
          <text:p text:style-name="P3"><text:span text:style-name="Strong_20_Emphasis">Clone the Project Repository</text:span></text:p>
          <text:p text:style-name="P13">bash</text:p>
        </text:list-item>
      </text:list>
      <text:list xml:id="list2491896290" text:style-name="L4">
        <text:list-item>
          <text:p text:style-name="P10"><text:span text:style-name="Source_20_Text">git clone [your_project_git_url]</text:span></text:p>
        </text:list-item>
      </text:list>
      <text:p text:style-name="P12"><text:span text:style-name="Source_20_Text">cd NHproj_1</text:span></text:p>
      <text:list xml:id="list2837443403" text:style-name="L5">
        <text:list-item>
          <text:p text:style-name="P4"><text:span text:style-name="Strong_20_Emphasis">Create and Activate a Python Virtual Environment</text:span></text:p>
        </text:list-item>
      </text:list>
      <text:p text:style-name="P12">bash</text:p>
      <text:list xml:id="list703026079" text:style-name="L6">
        <text:list-item>
          <text:p text:style-name="P11"><text:span text:style-name="Source_20_Text">python3 -m venv myenv</text:span></text:p>
        </text:list-item>
      </text:list>
      <text:p text:style-name="P12"><text:span text:style-name="Source_20_Text">source myenv/bin/activate</text:span></text:p>
      <text:list xml:id="list596736049" text:style-name="L7">
        <text:list-item>
          <text:p text:style-name="P5"><text:span text:style-name="Strong_20_Emphasis">Install Flask</text:span></text:p>
        </text:list-item>
      </text:list>
      <text:list xml:id="list2399326901" text:style-name="L8">
        <text:list-item>
          <text:p text:style-name="P14"><text:span text:style-name="Source_20_Text">pip install Flask</text:span></text:p>
        </text:list-item>
      </text:list>
      <text:list xml:id="list4282485247" text:style-name="L9">
        <text:list-item>
          <text:p text:style-name="P6"><text:span text:style-name="Strong_20_Emphasis">Run the Flask Application</text:span></text:p>
        </text:list-item>
      </text:list>
      <text:p text:style-name="P12">arduino</text:p>
      <text:list xml:id="list1692135663" text:style-name="L10">
        <text:list-item>
          <text:p text:style-name="P15"><text:span text:style-name="Source_20_Text">FLASK_APP=server.py flask run</text:span></text:p>
        </text:list-item>
      </text:list>
      <text:p text:style-name="Text_20_body">The server will start running at <text:span text:style-name="Source_20_Text">http://127.0.0.1:5000/</text:span></text:p>
      <text:list xml:id="list501895233" text:style-name="L11">
        <text:list-item>
          <text:p text:style-name="P7"><text:span text:style-name="Strong_20_Emphasis">Navigate to the Application</text:span></text:p>
        </text:list-item>
      </text:list>
      <text:p text:style-name="Text_20_body">Open a web browser and navigate to <text:span text:style-name="Source_20_Text">http://127.0.0.1:5000/</text:span>. You'll be redirected to a login page. Use the username <text:span text:style-name="Source_20_Text">AAA</text:span> and password <text:span text:style-name="Source_20_Text">xyz</text:span> to login and view the dashboar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1T21:27:19.833274050</meta:creation-date>
    <dc:date>2023-10-21T21:28:01.777532366</dc:date>
    <meta:editing-duration>PT43S</meta:editing-duration>
    <meta:editing-cycles>1</meta:editing-cycles>
    <meta:document-statistic meta:table-count="0" meta:image-count="0" meta:object-count="0" meta:page-count="2" meta:paragraph-count="49" meta:word-count="252" meta:character-count="1595" meta:non-whitespace-character-count="1404"/>
    <meta:generator>LibreOffice/6.0.7.3$Linux_X86_64 LibreOffice_project/00m0$Build-3</meta:generator>
  </office:meta>
</office:document-meta>
</file>